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6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wheel diameter</text:p>
          </table:table-cell>
          <table:table-cell office:value-type="float" office:value="0.0762">
            <text:p>0.0762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counts per evol</text:p>
          </table:table-cell>
          <table:table-cell table:formula="of:=19500/2" office:value-type="float" office:value="9750">
            <text:p>9750</text:p>
          </table:table-cell>
        </table:table-row>
        <table:table-row table:style-name="ro1">
          <table:table-cell office:value-type="string">
            <text:p>distance per tick</text:p>
          </table:table-cell>
          <table:table-cell table:formula="of:=[.B1]*PI() / [.B3]" office:value-type="float" office:value="0.000024552754892671">
            <text:p>0.00002455275489267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TicksLeft</text:p>
          </table:table-cell>
          <table:table-cell office:value-type="float" office:value="9750">
            <text:p>9750</text:p>
          </table:table-cell>
        </table:table-row>
        <table:table-row table:style-name="ro1">
          <table:table-cell office:value-type="string">
            <text:p>dTicksRight</text:p>
          </table:table-cell>
          <table:table-cell office:value-type="float" office:value="9750">
            <text:p>97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Distance</text:p>
          </table:table-cell>
          <table:table-cell table:formula="of:= 0.5 * ([.B7] + [.B8]) * [.B4]" office:value-type="float" office:value="0.239389360203542">
            <text:p>0.23938936020354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Max ticks per sec</text:p>
          </table:table-cell>
          <table:table-cell office:value-type="float" office:value="40787.5">
            <text:p>40787.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01/29/2011</text:date>, <text:time>21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37:50</meta:creation-date>
    <dc:date>2011-01-29T21:48:50</dc:date>
    <dc:creator>Dr. Hessmer</dc:creator>
    <meta:editing-duration>PT81H19M31S</meta:editing-duration>
    <meta:editing-cycles>2</meta:editing-cycles>
    <meta:generator>OpenOffice.org/3.2$Unix OpenOffice.org_project/320m12$Build-9483</meta:generator>
    <meta:document-statistic meta:table-count="3" meta:cell-count="16" meta:object-count="0"/>
  </office:meta>
</office:document-meta>
</file>